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Tool.getCatch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Tool.debug( String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Tool.internalEval( Context ctx , String vt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nderTool.getParse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Tool.setVelocityContext( 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nderTool.configure( ValueParser par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nderTool.setParseDepth( int 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Tool.recurse( Context ctx , String v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Tool.eval( Context ctx , String vt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nderTool.recurse( String vt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Tool.setVelocityEngine( VelocityEngine 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Tool.eval( String vt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nderTool.debug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Tool.setCatchExceptions( boolean catchExce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Tool.internalRecurse( Context ctx , String vtl , int 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